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center" style:justify-single-word="false" fo:orphans="0" fo:widows="0"/>
    </style:style>
    <style:style style:name="P2" style:family="paragraph" style:parent-style-name="Standard">
      <style:paragraph-properties fo:margin-top="0in" fo:margin-bottom="0.139in" loext:contextual-spacing="false" fo:line-height="115%" fo:orphans="0" fo:widows="0"/>
    </style:style>
    <style:style style:name="P3" style:family="paragraph" style:parent-style-name="Standard">
      <style:paragraph-properties fo:margin-top="0in" fo:margin-bottom="0.139in" loext:contextual-spacing="false" fo:line-height="115%" fo:orphans="0" fo:widows="0"/>
      <style:text-properties fo:color="#000000" style:font-name="Times New Roman" fo:font-size="12pt" fo:language="en" fo:country="none" style:text-underline-style="none" fo:font-weight="normal" style:letter-kerning="true" style:font-name-asian="FreeSans" style:font-size-asian="12pt" style:language-asian="hi" style:country-asian="IN" style:font-weight-asian="normal"/>
    </style:style>
    <style:style style:name="P4" style:family="paragraph" style:parent-style-name="Standard" style:master-page-name="Standard">
      <style:paragraph-properties fo:margin-top="0in" fo:margin-bottom="0.139in" loext:contextual-spacing="false" fo:line-height="115%" fo:text-align="center" style:justify-single-word="false" fo:orphans="0" fo:widows="0" style:page-number="auto"/>
    </style:style>
    <style:style style:name="T1" style:family="text">
      <style:text-properties fo:color="#000000" style:font-name="Times New Roman" fo:font-size="12pt" fo:language="en" fo:country="none" style:letter-kerning="true" style:font-name-asian="FreeSans" style:font-size-asian="12pt" style:language-asian="hi" style:country-asian="IN"/>
    </style:style>
    <style:style style:name="T2" style:family="text">
      <style:text-properties fo:color="#000000" style:font-name="Times New Roman" fo:font-size="12pt" fo:language="en" fo:country="none" style:text-underline-style="solid" style:text-underline-width="auto" style:text-underline-color="font-color" fo:font-weight="bold" style:letter-kerning="true" style:font-name-asian="FreeSans" style:font-size-asian="12pt" style:language-asian="hi" style:country-asian="IN" style:font-weight-asian="bold"/>
    </style:style>
    <style:style style:name="T3" style:family="text">
      <style:text-properties fo:color="#000000" style:font-name="Times New Roman" fo:font-size="12pt" fo:language="en" fo:country="none" style:text-underline-style="none" fo:font-weight="normal" style:letter-kerning="true" style:font-name-asian="FreeSans" style:font-size-asian="12pt" style:language-asian="hi" style:country-asian="IN" style:font-weight-asian="normal"/>
    </style:style>
    <style:style style:name="T4" style:family="text">
      <style:text-properties fo:color="#000000" style:font-name="Times New Roman" fo:font-size="12pt" fo:language="en" fo:country="none" style:text-underline-style="none" fo:font-weight="bold" style:letter-kerning="true" style:font-name-asian="FreeSans" style:font-size-asian="12pt" style:language-asian="hi" style:country-asian="IN" style:font-weight-asian="bold"/>
    </style:style>
    <style:style style:name="T5" style:family="text">
      <style:text-properties fo:language="en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P Computer Science </text:span></text:p>
      <text:p text:style-name="P1"><text:span text:style-name="T1">Chapter 9 - Inheritance</text:span></text:p>
      <text:p text:style-name="P2"><text:span text:style-name="T2">Inheritance</text:span><text:span text:style-name="T3"> - "Is-a" relationship.</text:span></text:p>
      <text:p text:style-name="P2"><text:span text:style-name="T2">"has-a" vs. "is-a"</text:span><text:span text:style-name="T3"> </text:span></text:p>
      <text:p text:style-name="P2"><text:span text:style-name="T3"><text:tab/></text:span><text:span text:style-name="T4">"has-a" Relationship</text:span><text:span text:style-name="T3"> - Time has hour, minute, second (compostion of object)</text:span></text:p>
      <text:p text:style-name="P2"><text:span text:style-name="T3"><text:tab/><text:tab/><text:tab/><text:tab/>Employee "has-a" Date for birthday, etc...</text:span></text:p>
      <text:p text:style-name="P2"><text:span text:style-name="T3"><text:tab/></text:span><text:span text:style-name="T4">"is-a" Relationship</text:span><text:span text:style-name="T3"> - Square is a rectangle</text:span></text:p>
      <text:p text:style-name="P2"><text:span text:style-name="T3"><text:tab/><text:tab/><text:tab/><text:tab/><text:tab/>Rectangle is quadrilateral</text:span></text:p>
      <text:p text:style-name="P2"><text:span text:style-name="T3"><text:tab/><text:tab/><text:tab/><text:tab/><text:tab/><text:tab/>Quadrilateral is a polygon</text:span></text:p>
      <text:p text:style-name="P2"><text:span text:style-name="T3"><text:tab/>"is-a" relationships are inheritance.</text:span></text:p>
      <text:p text:style-name="P2"><text:span text:style-name="T3"><text:tab/><text:tab/>KEYWORD: </text:span><text:span text:style-name="T4">extends</text:span></text:p>
      <text:p text:style-name="P2"><text:span text:style-name="T4">Superclass (base class) </text:span><text:span text:style-name="T3">- The class which you are extending to your subclass.</text:span></text:p>
      <text:p text:style-name="P2"><text:span text:style-name="T4">Subclass(derived class) </text:span><text:span text:style-name="T3">- the class coming from your superclass</text:span></text:p>
      <text:p text:style-name="P2"><text:span text:style-name="T3"><text:tab/><text:tab/></text:span><text:span text:style-name="T4">Direct Subclass</text:span><text:span text:style-name="T3"> - One level below the hierarchy (square to rectangle)</text:span></text:p>
      <text:p text:style-name="P2"><text:span text:style-name="T3"><text:tab/><text:tab/></text:span><text:span text:style-name="T4">Indirect Subclass</text:span><text:span text:style-name="T3"> - more than one level (square to polygon)</text:span></text:p>
      <text:p text:style-name="P2"><text:span text:style-name="T4">Public</text:span><text:span text:style-name="T3"> - Can be accessed anywhere</text:span></text:p>
      <text:p text:style-name="P2"><text:span text:style-name="T4">Private</text:span><text:span text:style-name="T3"> - can only access within that class</text:span></text:p>
      <text:p text:style-name="P2"><text:span text:style-name="T4">Protected</text:span><text:span text:style-name="T3"> - Keyword which allow access one level down in a hierarchy</text:span></text:p>
      <text:p text:style-name="P2"><text:span text:style-name="T3"><text:tab/>Point <text:tab/><text:tab/><text:tab/><text:tab/>protected int x</text:span></text:p>
      <text:p text:style-name="P2"><text:span text:style-name="T3"><text:tab/>Circle (extends point)<text:tab/><text:tab/>access x here</text:span></text:p>
      <text:p text:style-name="P2"><text:span text:style-name="T3"><text:tab/>Cylinder ( extends circle <text:tab/>but not here</text:span></text:p>
      <text:p text:style-name="P2"><text:span text:style-name="T2">this vs super</text:span></text:p>
      <text:p text:style-name="P2"><text:span text:style-name="T4">this</text:span><text:span text:style-name="T3"> - Refers to the class object you are currently in</text:span></text:p>
      <text:p text:style-name="P2"><text:span text:style-name="T4">super</text:span><text:span text:style-name="T3"> - Refers to the class object you have extended.</text:span></text:p>
      <text:p text:style-name="P3"/>
      <text:p text:style-name="P2"><text:soft-page-break/><text:span text:style-name="T3"><text:tab/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FreeSans" style:font-family-asian="FreeSans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20%"/>
      <style:text-properties style:font-name-asian="FreeSans" style:font-family-asian="FreeSans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fo:font-size="12pt" fo:font-style="italic" style:font-name-asian="FreeSans" style:font-family-asian="FreeSans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FreeSans" style:font-family-asian="FreeSans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han Jones</meta:initial-creator>
    <dc:date>2015-02-27T10:22:00</dc:date>
    <meta:generator>LibreOffice/4.4.1.2$Linux_X86_64 LibreOffice_project/40m0$Build-2</meta:generator>
    <meta:document-statistic meta:table-count="0" meta:image-count="0" meta:object-count="0" meta:page-count="2" meta:paragraph-count="25" meta:word-count="161" meta:character-count="1023" meta:non-whitespace-character-count="849"/>
  </office:meta>
</office:document-meta>
</file>